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d9f8f" officeooo:paragraph-rsid="000d9f8f"/>
    </style:style>
    <style:style style:name="P2" style:family="paragraph" style:parent-style-name="Preformatted_20_Text">
      <style:text-properties officeooo:rsid="000d9f8f" officeooo:paragraph-rsid="000e9f19"/>
    </style:style>
    <style:style style:name="P3" style:family="paragraph" style:parent-style-name="Preformatted_20_Text">
      <style:text-properties officeooo:rsid="000e9f19" officeooo:paragraph-rsid="000e9f19"/>
    </style:style>
    <style:style style:name="P4" style:family="paragraph" style:parent-style-name="Preformatted_20_Text">
      <style:text-properties officeooo:rsid="000d9f8f" officeooo:paragraph-rsid="000d9f8f" fo:background-color="#ffff00"/>
    </style:style>
    <style:style style:name="P5" style:family="paragraph" style:parent-style-name="Preformatted_20_Text">
      <style:text-properties fo:background-color="#ffff00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fo:background-color="#ffff00"/>
    </style:style>
    <style:style style:name="P8" style:family="paragraph" style:parent-style-name="Standard">
      <style:text-properties officeooo:rsid="000d9f8f" officeooo:paragraph-rsid="000d9f8f"/>
    </style:style>
    <style:style style:name="P9" style:family="paragraph" style:parent-style-name="Standard">
      <style:text-properties officeooo:rsid="000e9f19" officeooo:paragraph-rsid="000e9f19"/>
    </style:style>
    <style:style style:name="P10" style:family="paragraph" style:parent-style-name="Standard">
      <style:text-properties officeooo:rsid="000f6991" officeooo:paragraph-rsid="000f6991"/>
    </style:style>
    <style:style style:name="P11" style:family="paragraph" style:parent-style-name="Standard">
      <style:text-properties officeooo:paragraph-rsid="000f6991"/>
    </style:style>
    <style:style style:name="P12" style:family="paragraph" style:parent-style-name="Standard">
      <style:text-properties officeooo:rsid="001116d9" officeooo:paragraph-rsid="001116d9"/>
    </style:style>
    <style:style style:name="P13" style:family="paragraph" style:parent-style-name="Standard">
      <style:text-properties officeooo:paragraph-rsid="000e9f19" fo:background-color="#ffff00"/>
    </style:style>
    <style:style style:name="P14" style:family="paragraph" style:parent-style-name="Standard">
      <style:text-properties officeooo:paragraph-rsid="000f6991" fo:background-color="#ffff00"/>
    </style:style>
    <style:style style:name="T1" style:family="text">
      <style:text-properties officeooo:rsid="000e9f19"/>
    </style:style>
    <style:style style:name="T2" style:family="text">
      <style:text-properties officeooo:rsid="000f6991"/>
    </style:style>
    <style:style style:name="T3" style:family="text">
      <style:text-properties officeooo:rsid="00103b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1. </text:span>Who created Python?</text:p>
      <text:p text:style-name="P12">Guido guy (von rossum)</text:p>
      <text:p text:style-name="P9"><text:span text:style-name="T2">2. </text:span>When was it created?</text:p>
      <text:p text:style-name="P12">1990</text:p>
      <text:p text:style-name="P8"><text:span text:style-name="T2">3. </text:span>How many spaces per indentation?</text:p>
      <text:p text:style-name="P12">4</text:p>
      <text:p text:style-name="P8"><text:span text:style-name="T2">4. </text:span>Which of the following has the correct spacing?</text:p>
      <text:p text:style-name="P8"/>
      <text:p text:style-name="P2"><text:span text:style-name="T1">a</text:span>. spam( ham[ 1 ], { eggs: 2 } )</text:p>
      <text:p text:style-name="P4"><text:span text:style-name="T1">b</text:span>. spam(ham[1], {eggs: 2})</text:p>
      <text:p text:style-name="P1"/>
      <text:p text:style-name="P8"/>
      <text:p text:style-name="P8"/>
      <text:p text:style-name="P9"><text:span text:style-name="T2">5. </text:span>Which is preferred for multi-line mathematics?</text:p>
      <text:p text:style-name="P3"/>
      <text:p text:style-name="P3">a. income = (gross_wages +</text:p>
      <text:p text:style-name="Preformatted_20_Text"><text:s text:c="10"/>taxable_interest +</text:p>
      <text:p text:style-name="Preformatted_20_Text"><text:s text:c="10"/>(dividends - qualified_dividends) -</text:p>
      <text:p text:style-name="Preformatted_20_Text"><text:s text:c="10"/>ira_deduction -</text:p>
      <text:p text:style-name="P6"><text:s text:c="10"/>student_loan_interest)</text:p>
      <text:p text:style-name="P13"><text:span text:style-name="T1">b. </text:span>income = (gross_wages</text:p>
      <text:p text:style-name="P5"><text:s text:c="10"/>+ taxable_interest</text:p>
      <text:p text:style-name="P5"><text:s text:c="10"/>+ (dividends - qualified_dividends)</text:p>
      <text:p text:style-name="P5"><text:s text:c="10"/>- ira_deduction</text:p>
      <text:p text:style-name="P7"><text:s text:c="10"/>- student_loan_interest)</text:p>
      <text:p text:style-name="P9"/>
      <text:p text:style-name="P9"><text:span text:style-name="T2">6. </text:span>How should I find help on a module?</text:p>
      <text:p text:style-name="P12">Help(), pydoc, google documentation</text:p>
      <text:p text:style-name="P12"/>
      <text:p text:style-name="P10">7. What is Python named after?</text:p>
      <text:p text:style-name="P12">Monty Python’s Flying Circus</text:p>
      <text:p text:style-name="P12"/>
      <text:p text:style-name="P10">8. Which of the following is preferred spacing?</text:p>
      <text:p text:style-name="P10"/>
      <text:p text:style-name="P11"><text:span text:style-name="T2">a. <text:tab/></text:span>i=i+1</text:p>
      <text:p text:style-name="Preformatted_20_Text"><text:tab/>submitted +=1</text:p>
      <text:p text:style-name="Preformatted_20_Text"><text:tab/>x = x * 2 - 1</text:p>
      <text:p text:style-name="Preformatted_20_Text"><text:tab/>hypot2 = x * x + y * y</text:p>
      <text:p text:style-name="P6"><text:tab/>c = (a + b) * (a - b)</text:p>
      <text:p text:style-name="P14"><text:span text:style-name="T2">b. <text:tab/></text:span>i = i + 1</text:p>
      <text:p text:style-name="P5"><text:tab/>submitted += 1</text:p>
      <text:p text:style-name="P5"><text:tab/>x = x*2 - 1</text:p>
      <text:p text:style-name="P5"><text:tab/>hypot2 = x*x + y*y</text:p>
      <text:p text:style-name="P7"><text:tab/>c = (a+b) * (a-b)</text:p>
      <text:p text:style-name="P10">9. Inline comments should be used _____.</text:p>
      <text:p text:style-name="P12">Sparingly</text:p>
      <text:p text:style-name="P12"/>
      <text:p text:style-name="P10">10. What is the name for the style guide?</text:p>
      <text:p text:style-name="P12"><text:soft-page-break/>PEP 8</text:p>
      <text:p text:style-name="P10"/>
      <text:p text:style-name="P10">11. What does PEP stand for?</text:p>
      <text:p text:style-name="P12">Python Enhancement Protoco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9:45:51.067000000</meta:creation-date>
    <dc:date>2019-10-28T10:37:00.715000000</dc:date>
    <meta:editing-duration>PT30M48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41" meta:word-count="191" meta:character-count="1064" meta:non-whitespace-character-count="824"/>
  </office:meta>
</office:document-meta>
</file>